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d428" draw:textarea-horizontal-align="justify" draw:textarea-vertical-align="middle" draw:auto-grow-height="false" fo:min-height="0.42cm" fo:min-width="0.17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972f" draw:textarea-horizontal-align="justify" draw:textarea-vertical-align="middle" draw:auto-grow-height="false" fo:min-height="8.14cm" fo:min-width="6.621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972f" draw:textarea-horizontal-align="justify" draw:textarea-vertical-align="middle" draw:auto-grow-height="false" fo:min-height="0.287cm" fo:min-width="5.724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972f" draw:textarea-horizontal-align="justify" draw:textarea-vertical-align="middle" draw:auto-grow-height="false" fo:min-height="0.42cm" fo:min-width="7.67cm" fo:padding-top="0.165cm" fo:padding-bottom="0.165cm" fo:padding-left="0.29cm" fo:padding-right="0.29cm"/>
    </style:style>
    <style:style style:name="gr5" style:family="graphic" style:parent-style-name="standard">
      <style:graphic-properties svg:stroke-color="#111111" draw:fill-color="#000000" draw:textarea-horizontal-align="justify" draw:textarea-vertical-align="middle" draw:auto-grow-height="false" fo:min-height="0cm" fo:min-width="2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42cm" fo:min-width="3.42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8" style:family="graphic" style:parent-style-name="standard">
      <style:graphic-properties svg:stroke-color="#000000" draw:fill-color="#999999" draw:textarea-horizontal-align="justify" draw:textarea-vertical-align="middle" draw:auto-grow-height="false" fo:min-height="2.25cm" fo:min-width="2.75cm"/>
      <style:paragraph-properties style:writing-mode="lr-tb"/>
    </style:style>
    <style:style style:name="gr9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svg:stroke-color="#000000" draw:fill-color="#158466" draw:textarea-horizontal-align="justify" draw:textarea-vertical-align="middle" draw:auto-grow-height="false" fo:min-height="0.25cm" fo:min-width="1.25cm"/>
    </style:style>
    <style:style style:name="P1" style:family="paragraph">
      <loext:graphic-properties draw:fill-color="#ffd428"/>
      <style:paragraph-properties fo:text-align="center"/>
    </style:style>
    <style:style style:name="P2" style:family="paragraph">
      <loext:graphic-properties draw:fill-color="#ff972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 style:writing-mode="lr-tb"/>
      <style:text-properties fo:font-size="15pt" style:font-size-asian="15pt" style:font-size-complex="15pt"/>
    </style:style>
    <style:style style:name="P5" style:family="paragraph">
      <loext:graphic-properties draw:fill-color="#ffffff"/>
      <style:paragraph-properties fo:text-align="center" style:writing-mode="lr-tb"/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999999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158466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</draw:page>
      <draw:page draw:name="page2" draw:style-name="dp1" draw:master-page-name="Default"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12.7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</draw:page>
      <draw:page draw:name="page3" draw:style-name="dp1" draw:master-page-name="Default"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13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</draw:page>
      <draw:page draw:name="page4" draw:style-name="dp1" draw:master-page-name="Default"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13.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</draw:page>
      <draw:page draw:name="page5" draw:style-name="dp1" draw:master-page-name="Default"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14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</draw:page>
      <draw:page draw:name="page6" draw:style-name="dp1" draw:master-page-name="Default"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14.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7" draw:style-name="dp1" draw:master-page-name="Default"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1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8" draw:style-name="dp1" draw:master-page-name="Default"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15.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9" draw:style-name="dp1" draw:master-page-name="Default"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16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10" draw:style-name="dp1" draw:master-page-name="Default"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16.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11" draw:style-name="dp1" draw:master-page-name="Default"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17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12" draw:style-name="dp1" draw:master-page-name="Default"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17.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13" draw:style-name="dp1" draw:master-page-name="Default"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18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14" draw:style-name="dp1" draw:master-page-name="Default"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18.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15" draw:style-name="dp1" draw:master-page-name="Default"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19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16" draw:style-name="dp1" draw:master-page-name="Default"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20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20.2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Default"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20.7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</draw:page>
      <draw:page draw:name="page19" draw:style-name="dp1" draw:master-page-name="Default"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21.2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356413903062) translate (22.758cm 12.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1.58109376938166) translate (22.271cm 13.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Default"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21.2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356413903062) translate (22.258cm 12.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1.58109376938166) translate (22.271cm 12.7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</draw:page>
      <draw:page draw:name="page21" draw:style-name="dp1" draw:master-page-name="Default"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21.2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356413903062) translate (21.75cm 12.4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1.58109376938166) translate (22.271cm 12.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</draw:page>
      <draw:page draw:name="page22" draw:style-name="dp1" draw:master-page-name="Default"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21.2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356413903062) translate (21.258cm 12.4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1.58109376938166) translate (22.271cm 11.7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</draw:page>
      <draw:page draw:name="page23" draw:style-name="dp1" draw:master-page-name="Default"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21.2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356413903062) translate (20.758cm 12.4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1.58109376938166) translate (22.271cm 11.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</draw:page>
      <draw:page draw:name="page24" draw:style-name="dp1" draw:master-page-name="Default"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21.2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356413903062) translate (20.25cm 12.4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1.58109376938166) translate (22.271cm 10.7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</draw:page>
      <draw:page draw:name="page25" draw:style-name="dp1" draw:master-page-name="Default"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21.2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356413903062) translate (20cm 12.4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775292923541) translate (23.5cm 10.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</draw:page>
      <draw:page draw:name="page26" draw:style-name="dp1" draw:master-page-name="Default"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21.2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356413903062) translate (19.75cm 12.4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775292923541) translate (23cm 10.49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</draw:page>
      <draw:page draw:name="page27" draw:style-name="dp1" draw:master-page-name="Default"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21.2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356413903062) translate (19.25cm 12.4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775292923541) translate (22.504cm 10.49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</draw:page>
      <draw:page draw:name="page28" draw:style-name="dp1" draw:master-page-name="Default"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21.2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356413903062) translate (18.758cm 12.4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775292923541) translate (22.004cm 10.49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</draw:page>
      <draw:page draw:name="page29" draw:style-name="dp1" draw:master-page-name="Default"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21.2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356413903062) translate (18.258cm 12.4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775292923541) translate (21.504cm 10.49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</draw:page>
      <draw:page draw:name="page30" draw:style-name="dp1" draw:master-page-name="Default"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21.2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356413903062) translate (17.758cm 12.4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775292923541) translate (21.004cm 10.49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</draw:page>
      <draw:page draw:name="page31" draw:style-name="dp1" draw:master-page-name="Default"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21.2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356413903062) translate (17.25cm 12.4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775292923541) translate (20.25cm 10.49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</draw:page>
      <draw:page draw:name="page32" draw:style-name="dp1" draw:master-page-name="Default"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21.2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356413903062) translate (16.758cm 12.4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775292923541) translate (19.754cm 10.49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</draw:page>
      <draw:page draw:name="page33" draw:style-name="dp1" draw:master-page-name="Default"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21.2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356413903062) translate (16.25cm 12.4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775292923541) translate (19.25cm 10.49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</draw:page>
      <draw:page draw:name="page34" draw:style-name="dp1" draw:master-page-name="Default"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21.2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356413903062) translate (15.758cm 12.4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775292923541) translate (18.754cm 10.49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</draw:page>
      <draw:page draw:name="page35" draw:style-name="dp1" draw:master-page-name="Default"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21.2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356413903062) translate (15.258cm 12.4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775292923541) translate (18.25cm 10.49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</draw:page>
      <draw:page draw:name="page36" draw:style-name="dp1" draw:master-page-name="Default"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21.2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356413903062) translate (14.758cm 12.4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775292923541) translate (17.754cm 10.49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</draw:page>
      <draw:page draw:name="page37" draw:style-name="dp1" draw:master-page-name="Default"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21.2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356413903062) translate (14.258cm 12.4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775292923541) translate (17.25cm 10.49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</draw:page>
      <draw:page draw:name="page38" draw:style-name="dp1" draw:master-page-name="Default"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21.2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356413903062) translate (14.258cm 12.4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775292923541) translate (16.75cm 10.49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</draw:page>
      <draw:page draw:name="page39" draw:style-name="dp1" draw:master-page-name="Default"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21.2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356413903062) translate (14.258cm 12.4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775292923541) translate (16.25cm 10.49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</draw:page>
      <draw:page draw:name="page40" draw:style-name="dp1" draw:master-page-name="Default"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21.2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356413903062) translate (14.258cm 12.4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775292923541) translate (15.75cm 10.49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</draw:page>
      <draw:page draw:name="page41" draw:style-name="dp1" draw:master-page-name="Default"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21.2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356413903062) translate (14.258cm 12.4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775292923541) translate (15.25cm 10.49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</draw:page>
      <draw:page draw:name="page42" draw:style-name="dp1" draw:master-page-name="Default"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21.2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356413903062) translate (14.258cm 12.4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775292923541) translate (14.75cm 10.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</draw:page>
      <draw:page draw:name="page43" draw:style-name="dp1" draw:master-page-name="Default">
        <draw:line draw:style-name="gr9" draw:text-style-name="P9" draw:layer="layout" svg:x1="14.25cm" svg:y1="13.75cm" svg:x2="21cm" svg:y2="13.75cm">
          <text:p/>
        </draw:line>
        <draw:line draw:style-name="gr9" draw:text-style-name="P9" draw:layer="layout" svg:x1="14.25cm" svg:y1="12cm" svg:x2="21cm" svg:y2="12cm">
          <text:p/>
        </draw:line>
        <draw:line draw:style-name="gr9" draw:text-style-name="P9" draw:layer="layout" svg:x1="14.25cm" svg:y1="10cm" svg:x2="22.75cm" svg:y2="10cm">
          <text:p/>
        </draw:line>
        <draw:line draw:style-name="gr9" draw:text-style-name="P9" draw:layer="layout" svg:x1="22.739cm" svg:y1="9.922cm" svg:x2="22.75cm" svg:y2="11.75cm">
          <text:p/>
        </draw:line>
        <draw:custom-shape draw:style-name="gr10" draw:text-style-name="P10" draw:layer="layout" svg:width="2cm" svg:height="1cm" svg:x="21.25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356413903062) translate (14.258cm 12.4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0" draw:layer="layout" svg:width="2cm" svg:height="1cm" draw:transform="rotate (-3.13775292923541) translate (14.254cm 10.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3.25cm" svg:height="2.5cm" svg:x="21cm" svg:y="11.75cm">
          <text:p text:style-name="P7">Power Splitter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0.75cm" svg:height="0.75cm" draw:transform="rotate (-1.5702727280193) translate (14.247cm 7.99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8cm 9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49cm 11.744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75cm" svg:height="0.75cm" draw:transform="rotate (-1.5702727280193) translate (14.25cm 13.494cm)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201cm" svg:height="8.47cm" draw:transform="rotate (-1.5702727280193) translate (11.997cm 7.49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8.25cm" svg:height="0.807cm" draw:transform="rotate (-1.5702727280193) translate (12.804cm 6.99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2" draw:layer="layout" svg:width="8.25cm" svg:height="0.807cm" draw:transform="rotate (1.57131992557049) translate (2.694cm 15.25cm)">
            <text:p/>
            <draw:enhanced-geometry svg:viewBox="0 0 21600 21600" draw:glue-points="?f6 10800 10800 21600 ?f5 10800 10800 0" draw:text-areas="?f3 ?f3 ?f4 ?f4" draw:type="trapezoid" draw:modifiers="1439.0126842646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2" draw:layer="layout" svg:width="8.25cm" svg:height="0.75cm" draw:transform="rotate (-1.5702727280193) translate (13.497cm 6.994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25cm" svg:height="0.75cm" draw:transform="rotate (-1.5702727280193) translate (2.747cm 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7cm 7.99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1.249cm 11.74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10.49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7cm 7.99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9.749cm 11.746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9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8.24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7cm 7.99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7.499cm 11.747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6.74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7cm 7.99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999cm 11.748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5.249cm 11.74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7cm 7.999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5cm" draw:transform="rotate (-1.5702727280193) translate (4.499cm 11.74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cm" svg:height="0.75cm" draw:transform="rotate (-1.5702727280193) translate (3.748cm 8.999cm)">
            <text:p text:style-name="P4"><text:span text:style-name="T1">USRP B210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1.105cm" svg:height="0.725cm" svg:x="12.645cm" svg:y="8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13.525cm">
            <draw:text-box>
              <text:p><text:span text:style-name="T2">TX</text:span></text:p>
            </draw:text-box>
          </draw:frame>
          <draw:frame draw:style-name="gr7" draw:text-style-name="P6" draw:layer="layout" svg:width="1.105cm" svg:height="0.725cm" svg:x="12.645cm" svg:y="9.775cm">
            <draw:text-box>
              <text:p><text:span text:style-name="T2">RX</text:span></text:p>
            </draw:text-box>
          </draw:frame>
          <draw:frame draw:style-name="gr7" draw:text-style-name="P6" draw:layer="layout" svg:width="1.105cm" svg:height="0.725cm" svg:x="12.645cm" svg:y="11.775cm">
            <draw:text-box>
              <text:p><text:span text:style-name="T2">RX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6T16:21:31.962993973</meta:creation-date>
    <meta:editing-duration>PT2M10S</meta:editing-duration>
    <meta:editing-cycles>2</meta:editing-cycles>
    <meta:generator>LibreOffice/7.3.7.2$Linux_X86_64 LibreOffice_project/30$Build-2</meta:generator>
    <dc:date>2024-04-06T16:23:32.700651194</dc:date>
    <meta:document-statistic meta:object-count="1812"/>
  </office:meta>
</office:document-meta>
</file>